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6a3c" officeooo:paragraph-rsid="001e6a3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6a3c" officeooo:paragraph-rsid="001e6a3c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e6a3c" officeooo:paragraph-rsid="001e6a3c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1e6a3c" officeooo:paragraph-rsid="0020844a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1e7496" officeooo:paragraph-rsid="001e7496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216cf1" officeooo:paragraph-rsid="00216cf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7496" style:font-weight-asian="normal" style:font-weight-complex="normal"/>
    </style:style>
    <style:style style:name="T3" style:family="text">
      <style:text-properties fo:font-weight="normal" officeooo:rsid="001f124f" style:font-weight-asian="normal" style:font-weight-complex="normal"/>
    </style:style>
    <style:style style:name="T4" style:family="text">
      <style:text-properties fo:font-weight="normal" officeooo:rsid="00207683" style:font-weight-asian="normal" style:font-weight-complex="normal"/>
    </style:style>
    <style:style style:name="T5" style:family="text">
      <style:text-properties fo:font-weight="normal" officeooo:rsid="0020844a" style:font-weight-asian="normal" style:font-weight-complex="normal"/>
    </style:style>
    <style:style style:name="T6" style:family="text">
      <style:text-properties officeooo:rsid="00225b1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nonce Formation Hibernate N<text:span text:style-name="T6">iveau 2</text:span></text:p>
      <text:p text:style-name="P1"/>
      <text:p text:style-name="P2">Prérequis : <text:span text:style-name="T1">Formation Hibernate Débutant</text:span></text:p>
      <text:p text:style-name="P2"><text:span text:style-name="T1"/></text:p>
      <text:p text:style-name="P2">Plan :</text:p>
      <text:p text:style-name="P2"><text:span text:style-name="T1"/></text:p>
      <text:list xml:id="list3599221960" text:style-name="L1">
        <text:list-item>
          <text:p text:style-name="P3"><text:span text:style-name="T1">Rappel principes utilisation Hibernate</text:span></text:p>
        </text:list-item>
        <text:list-item>
          <text:p text:style-name="P3"><text:span text:style-name="T1">Présentation du projet </text:span><text:span text:style-name="T4">et installation sur les postes</text:span></text:p>
        </text:list-item>
        <text:list-item>
          <text:p text:style-name="P3"><text:span text:style-name="T1">Performances et configuration</text:span></text:p>
          <text:list>
            <text:list-item>
              <text:p text:style-name="P3"><text:span text:style-name="T1">Ordonnancement des requêtes</text:span></text:p>
            </text:list-item>
            <text:list-item>
              <text:p text:style-name="P3"><text:span text:style-name="T1">Réécriture des requêtes</text:span></text:p>
            </text:list-item>
            <text:list-item>
              <text:p text:style-name="P3"><text:span text:style-name="T1">Batching</text:span></text:p>
            </text:list-item>
          </text:list>
        </text:list-item>
        <text:list-item>
          <text:p text:style-name="P3"><text:span text:style-name="T1">Spring-Data</text:span></text:p>
          <text:list>
            <text:list-item>
              <text:p text:style-name="P3"><text:span text:style-name="T1">Principe d’utilisation</text:span></text:p>
            </text:list-item>
            <text:list-item>
              <text:p text:style-name="P3"><text:span text:style-name="T1">Requête par convention de nommage</text:span></text:p>
            </text:list-item>
            <text:list-item>
              <text:p text:style-name="P3"><text:span text:style-name="T1">@Query</text:span></text:p>
            </text:list-item>
            <text:list-item>
              <text:p text:style-name="P3"><text:span text:style-name="T1">Pagination</text:span></text:p>
            </text:list-item>
            <text:list-item>
              <text:p text:style-name="P4"><text:span text:style-name="T1">Curseur</text:span></text:p>
            </text:list-item>
            <text:list-item>
              <text:p text:style-name="P4"><text:span text:style-name="T5">I</text:span><text:span text:style-name="T1">ntégration </text:span><text:span text:style-name="T5">avec </text:span><text:span text:style-name="T1">Spring-Batch</text:span></text:p>
            </text:list-item>
          </text:list>
        </text:list-item>
        <text:list-item>
          <text:p text:style-name="P3"><text:span text:style-name="T1">Cache de second niveau</text:span></text:p>
          <text:list>
            <text:list-item>
              <text:p text:style-name="P3"><text:span text:style-name="T1">Rappel </text:span><text:span text:style-name="T2">des différents caches</text:span></text:p>
            </text:list-item>
            <text:list-item>
              <text:p text:style-name="P5"><text:span text:style-name="T1">Principes du cache de second niveau</text:span></text:p>
            </text:list-item>
            <text:list-item>
              <text:p text:style-name="P6"><text:span text:style-name="T1">Quelles données ?</text:span></text:p>
            </text:list-item>
            <text:list-item>
              <text:p text:style-name="P5"><text:span text:style-name="T1">Configuration et mise en oeuvre</text:span></text:p>
            </text:list-item>
            <text:list-item>
              <text:p text:style-name="P5"><text:span text:style-name="T1">Cache de requête</text:span></text:p>
            </text:list-item>
            <text:list-item>
              <text:p text:style-name="P5"><text:span text:style-name="T1">Eclipse Memory Analy</text:span><text:span text:style-name="T3">ser</text:span><text:span text:style-name="T1"> Tool</text:span><text:span text:style-name="T3">ing</text:span><text:span text:style-name="T1"> (MAT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ippe Sabaa</meta:initial-creator>
    <meta:creation-date>2022-09-07T11:10:47.850000000</meta:creation-date>
    <dc:date>2022-09-07T11:32:28.716000000</dc:date>
    <dc:creator>Philippe Sabaa</dc:creator>
    <meta:editing-duration>PT6M48S</meta:editing-duration>
    <meta:editing-cycles>6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3" meta:word-count="98" meta:character-count="604" meta:non-whitespace-character-count="549"/>
  </office:meta>
</office:document-meta>
</file>